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weight="bold" officeooo:rsid="000d7e88" officeooo:paragraph-rsid="000d7e88" style:font-weight-asian="bold" style:font-weight-complex="bold"/>
    </style:style>
    <style:style style:name="P2" style:family="paragraph" style:parent-style-name="Standard">
      <style:text-properties style:font-name="Verdana" fo:font-weight="bold" officeooo:rsid="001141b8" officeooo:paragraph-rsid="001141b8" style:font-weight-asian="bold" style:font-weight-complex="bold"/>
    </style:style>
    <style:style style:name="P3" style:family="paragraph" style:parent-style-name="Standard">
      <style:text-properties style:font-name="Verdana" fo:font-weight="bold" officeooo:rsid="00118fd7" officeooo:paragraph-rsid="00118fd7" style:font-weight-asian="bold" style:font-weight-complex="bold"/>
    </style:style>
    <style:style style:name="P4" style:family="paragraph" style:parent-style-name="Standard">
      <style:text-properties style:font-name="Verdana" fo:font-weight="bold" officeooo:rsid="0015bceb" officeooo:paragraph-rsid="0015bceb" style:font-weight-asian="bold" style:font-weight-complex="bold"/>
    </style:style>
    <style:style style:name="P5" style:family="paragraph" style:parent-style-name="Standard" style:list-style-name="L3">
      <style:text-properties style:font-name="Verdana" fo:font-weight="bold" officeooo:rsid="0015bceb" officeooo:paragraph-rsid="0015bceb" style:font-weight-asian="bold" style:font-weight-complex="bold"/>
    </style:style>
    <style:style style:name="P6" style:family="paragraph" style:parent-style-name="Standard">
      <style:text-properties style:font-name="Verdana" fo:font-weight="bold" officeooo:rsid="00165d3b" officeooo:paragraph-rsid="00165d3b" style:font-weight-asian="bold" style:font-weight-complex="bold"/>
    </style:style>
    <style:style style:name="P7" style:family="paragraph" style:parent-style-name="Standard" style:list-style-name="L3">
      <style:text-properties style:font-name="Verdana" fo:font-weight="bold" officeooo:rsid="001806c4" officeooo:paragraph-rsid="001806c4" style:font-weight-asian="bold" style:font-weight-complex="bold"/>
    </style:style>
    <style:style style:name="P8" style:family="paragraph" style:parent-style-name="Standard">
      <style:text-properties style:font-name="Verdana" fo:font-weight="bold" officeooo:rsid="00186ffc" officeooo:paragraph-rsid="00186ffc" style:font-weight-asian="bold" style:font-weight-complex="bold"/>
    </style:style>
    <style:style style:name="P9" style:family="paragraph" style:parent-style-name="Standard" style:list-style-name="L4">
      <style:text-properties style:font-name="Verdana" fo:font-weight="bold" officeooo:rsid="00197c12" officeooo:paragraph-rsid="00197c12" style:font-weight-asian="bold" style:font-weight-complex="bold"/>
    </style:style>
    <style:style style:name="P10" style:family="paragraph" style:parent-style-name="Standard" style:list-style-name="L3">
      <style:text-properties style:font-name="Verdana" fo:font-weight="bold" officeooo:rsid="001ea348" officeooo:paragraph-rsid="001ea348" style:font-weight-asian="bold" style:font-weight-complex="bold"/>
    </style:style>
    <style:style style:name="P11" style:family="paragraph" style:parent-style-name="Standard" style:list-style-name="L3">
      <style:text-properties style:font-name="Verdana" fo:font-weight="bold" officeooo:rsid="0022ac40" officeooo:paragraph-rsid="0022ac40" style:font-weight-asian="bold" style:font-weight-complex="bold"/>
    </style:style>
    <style:style style:name="P12" style:family="paragraph" style:parent-style-name="Standard" style:list-style-name="L3">
      <style:text-properties style:font-name="Verdana" fo:font-weight="bold" officeooo:rsid="00241e25" officeooo:paragraph-rsid="00241e25" style:font-weight-asian="bold" style:font-weight-complex="bold"/>
    </style:style>
    <style:style style:name="P13" style:family="paragraph" style:parent-style-name="Standard" style:list-style-name="L1">
      <style:text-properties style:font-name="Verdana" fo:font-weight="normal" officeooo:rsid="001141b8" officeooo:paragraph-rsid="001141b8" style:font-weight-asian="normal" style:font-weight-complex="normal"/>
    </style:style>
    <style:style style:name="P14" style:family="paragraph" style:parent-style-name="Standard" style:list-style-name="L2">
      <style:text-properties style:font-name="Verdana" fo:font-weight="normal" officeooo:rsid="00118fd7" officeooo:paragraph-rsid="00118fd7" style:font-weight-asian="normal" style:font-weight-complex="normal"/>
    </style:style>
    <style:style style:name="P15" style:family="paragraph" style:parent-style-name="Standard" style:list-style-name="L1">
      <style:text-properties style:font-name="Verdana" fo:font-weight="normal" officeooo:rsid="000d7e88" officeooo:paragraph-rsid="000d7e88" style:font-weight-asian="normal" style:font-weight-complex="normal"/>
    </style:style>
    <style:style style:name="P16" style:family="paragraph" style:parent-style-name="Standard" style:list-style-name="L1">
      <style:text-properties style:font-name="Verdana" fo:font-weight="normal" officeooo:rsid="000e1f32" officeooo:paragraph-rsid="000e70d1" style:font-weight-asian="normal" style:font-weight-complex="normal"/>
    </style:style>
    <style:style style:name="P17" style:family="paragraph" style:parent-style-name="Standard" style:list-style-name="L1">
      <style:text-properties style:font-name="Verdana" fo:font-weight="normal" officeooo:rsid="0010920c" officeooo:paragraph-rsid="0010920c" style:font-weight-asian="normal" style:font-weight-complex="normal"/>
    </style:style>
    <style:style style:name="P18" style:family="paragraph" style:parent-style-name="Standard" style:list-style-name="L1">
      <style:text-properties style:font-name="Verdana" fo:font-weight="normal" officeooo:rsid="000e70d1" officeooo:paragraph-rsid="000e70d1" style:font-weight-asian="normal" style:font-weight-complex="normal"/>
    </style:style>
    <style:style style:name="P19" style:family="paragraph" style:parent-style-name="Standard" style:list-style-name="L1">
      <style:text-properties style:font-name="Verdana" fo:font-weight="normal" officeooo:rsid="000fc328" officeooo:paragraph-rsid="000fc328" style:font-weight-asian="normal" style:font-weight-complex="normal"/>
    </style:style>
    <style:style style:name="P20" style:family="paragraph" style:parent-style-name="Standard" style:list-style-name="L1">
      <style:text-properties style:font-name="Verdana" fo:font-weight="normal" officeooo:rsid="00102bd2" officeooo:paragraph-rsid="00102bd2" style:font-weight-asian="normal" style:font-weight-complex="normal"/>
    </style:style>
    <style:style style:name="P21" style:family="paragraph" style:parent-style-name="Standard" style:list-style-name="L1">
      <style:text-properties style:font-name="Verdana" fo:font-weight="normal" officeooo:rsid="0010c433" officeooo:paragraph-rsid="00118fd7" style:font-weight-asian="normal" style:font-weight-complex="normal"/>
    </style:style>
    <style:style style:name="P22" style:family="paragraph" style:parent-style-name="Standard" style:list-style-name="L1">
      <style:text-properties style:font-name="Verdana" fo:font-weight="normal" officeooo:rsid="0010c66e" officeooo:paragraph-rsid="0010c66e" style:font-weight-asian="normal" style:font-weight-complex="normal"/>
    </style:style>
    <style:style style:name="P23" style:family="paragraph" style:parent-style-name="Standard" style:list-style-name="L2">
      <style:text-properties style:font-name="Verdana" fo:font-weight="normal" officeooo:rsid="0014b2da" officeooo:paragraph-rsid="0014b2da" style:font-weight-asian="normal" style:font-weight-complex="normal"/>
    </style:style>
    <style:style style:name="P24" style:family="paragraph" style:parent-style-name="Standard">
      <style:text-properties style:font-name="Verdana" fo:font-weight="normal" officeooo:rsid="0014b2da" officeooo:paragraph-rsid="0014b2da" style:font-weight-asian="normal" style:font-weight-complex="normal"/>
    </style:style>
    <style:style style:name="P25" style:family="paragraph" style:parent-style-name="Standard" style:list-style-name="L1">
      <style:text-properties style:font-name="Verdana" fo:font-weight="normal" officeooo:rsid="00198e12" officeooo:paragraph-rsid="00198e12" style:font-weight-asian="normal" style:font-weight-complex="normal"/>
    </style:style>
    <style:style style:name="P26" style:family="paragraph" style:parent-style-name="Standard" style:list-style-name="L1">
      <style:text-properties style:font-name="Verdana" fo:font-weight="normal" officeooo:rsid="001b6dd7" officeooo:paragraph-rsid="001b6dd7" style:font-weight-asian="normal" style:font-weight-complex="normal"/>
    </style:style>
    <style:style style:name="P27" style:family="paragraph" style:parent-style-name="Standard" style:list-style-name="L1">
      <style:text-properties style:font-name="Verdana" fo:font-weight="normal" officeooo:rsid="001c6edd" officeooo:paragraph-rsid="001c6edd" style:font-weight-asian="normal" style:font-weight-complex="normal"/>
    </style:style>
    <style:style style:name="P28" style:family="paragraph" style:parent-style-name="Standard" style:list-style-name="L1">
      <style:text-properties style:font-name="Verdana" fo:font-weight="normal" officeooo:rsid="001d67e3" officeooo:paragraph-rsid="001d67e3" style:font-weight-asian="normal" style:font-weight-complex="normal"/>
    </style:style>
    <style:style style:name="P29" style:family="paragraph" style:parent-style-name="Standard" style:list-style-name="L1">
      <style:text-properties style:font-name="Verdana" fo:font-weight="normal" officeooo:rsid="001faced" officeooo:paragraph-rsid="001faced" style:font-weight-asian="normal" style:font-weight-complex="normal"/>
    </style:style>
    <style:style style:name="P30" style:family="paragraph" style:parent-style-name="Standard" style:list-style-name="L1">
      <style:text-properties style:font-name="Verdana" fo:font-weight="normal" officeooo:rsid="002186ea" officeooo:paragraph-rsid="002186ea" style:font-weight-asian="normal" style:font-weight-complex="normal"/>
    </style:style>
    <style:style style:name="P31" style:family="paragraph" style:parent-style-name="Standard">
      <style:text-properties style:font-name="Verdana" fo:font-weight="normal" officeooo:rsid="002505ac" officeooo:paragraph-rsid="002505ac" style:font-weight-asian="normal" style:font-weight-complex="normal"/>
    </style:style>
    <style:style style:name="T1" style:family="text">
      <style:text-properties officeooo:rsid="0010c610"/>
    </style:style>
    <style:style style:name="T2" style:family="text">
      <style:text-properties officeooo:rsid="00124fe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86ffc" style:font-weight-asian="normal" style:font-weight-complex="normal"/>
    </style:style>
    <style:style style:name="T5" style:family="text">
      <style:text-properties fo:font-weight="normal" officeooo:rsid="002505ac" style:font-weight-asian="normal" style:font-weight-complex="normal"/>
    </style:style>
    <style:style style:name="T6" style:family="text">
      <style:text-properties officeooo:rsid="001a231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eute, die angesprochen werden sollen</text:p>
      <text:list xml:id="list7410073232815891471" text:style-name="L3">
        <text:list-item>
          <text:p text:style-name="P5"><text:span text:style-name="T3">Konfi-Bands</text:span></text:p>
        </text:list-item>
        <text:list-item>
          <text:p text:style-name="P7"><text:span text:style-name="T3">persönliches Umfeld</text:span></text:p>
        </text:list-item>
        <text:list-item>
          <text:p text:style-name="P7"><text:span text:style-name="T3">YoMo-Musiker (Stefan Schilla, Luca, </text:span><text:span text:style-name="T4">Lucy</text:span><text:span text:style-name="T3">)</text:span></text:p>
        </text:list-item>
        <text:list-item>
          <text:p text:style-name="P10"><text:span text:style-name="T3">Daniela kochen =&gt; Kann sie an dem Termin und wäre Pizza nicht einfacher</text:span></text:p>
        </text:list-item>
        <text:list-item>
          <text:p text:style-name="P11"><text:span text:style-name="T3">Familie Beck, Peso</text:span></text:p>
        </text:list-item>
        <text:list-item>
          <text:p text:style-name="P12"><text:span text:style-name="T3">Lea Keopff</text:span></text:p>
        </text:list-item>
      </text:list>
      <text:p text:style-name="P4"><text:span text:style-name="T3"/></text:p>
      <text:p text:style-name="P6"><text:span text:style-name="T3">Anmeldungsbögen machen – sollten an uns geschickt werden – </text:span><text:span text:style-name="T5">an Flyer anhängen</text:span><text:span text:style-name="T3"> </text:span><text:span text:style-name="T5">(Tim)</text:span></text:p>
      <text:p text:style-name="P6"><text:span text:style-name="T3">Anmeldungen, die ans Gemeindebüro gehen, sollten an uns weitergeleitet werden </text:span><text:span text:style-name="T5">(CK)</text:span></text:p>
      <text:p text:style-name="P31">Facebook-Veranstaltung erstellen (Michi)</text:p>
      <text:p text:style-name="P1"/>
      <text:p text:style-name="P1">Ideen zum Inhalt (was muss rein?)</text:p>
      <text:list xml:id="list4041053351512902673" text:style-name="L1">
        <text:list-item>
          <text:p text:style-name="P15">Was ist was?</text:p>
          <text:list>
            <text:list-item>
              <text:p text:style-name="P16">Welches Gerät ist für was da? </text:p>
            </text:list-item>
            <text:list-item>
              <text:p text:style-name="P16">Signalweg verfolgen</text:p>
            </text:list-item>
            <text:list-item>
              <text:p text:style-name="P17">Kabeltypen</text:p>
            </text:list-item>
            <text:list-item>
              <text:p text:style-name="P18">Wie schaltet man die Geräte richtig ein/aus?</text:p>
            </text:list-item>
            <text:list-item>
              <text:p text:style-name="P18">Anschluss Laptop?</text:p>
            </text:list-item>
            <text:list-item>
              <text:p text:style-name="P18">Funkmikro? (und übliche Probleme damit)</text:p>
            </text:list-item>
            <text:list-item>
              <text:p text:style-name="P19">Bedienelemente Mischpult – erklären, was welcher Regler macht</text:p>
            </text:list-item>
            <text:list-item>
              <text:p text:style-name="P20">Sprachmikros einstellen</text:p>
            </text:list-item>
            <text:list-item>
              <text:p text:style-name="P17">Wenn sie dann Material brauchen =&gt; Sich an uns wenden (Kosten bedenken) + wer hat was</text:p>
            </text:list-item>
            <text:list-item>
              <text:p text:style-name="P21">Wie und wann kann man Sachen kaputt machen? <text:span text:style-name="T1">Was ist schädlich?</text:span></text:p>
            </text:list-item>
            <text:list-item>
              <text:p text:style-name="P22">Ein bisschen Hands-On</text:p>
              <text:list>
                <text:list-item>
                  <text:p text:style-name="P13">Mikro</text:p>
                </text:list-item>
                <text:list-item>
                  <text:p text:style-name="P13">evtl. ne Gitarre</text:p>
                </text:list-item>
                <text:list-item>
                  <text:p text:style-name="P27">Kleine Combo → Mehrspuraufnahme mit X32 machen</text:p>
                </text:list-item>
              </text:list>
            </text:list-item>
          </text:list>
        </text:list-item>
        <text:list-item>
          <text:p text:style-name="P28">Ideen zur Durchführung:</text:p>
          <text:list>
            <text:list-item>
              <text:p text:style-name="P28">Kamera übers Pult und damit über Beamer zeigen, was am Pult gerade gemacht wird =&gt; Parallel dazu hört man dann auch gleich, was gerade gemacht wird.</text:p>
            </text:list-item>
          </text:list>
        </text:list-item>
        <text:list-item>
          <text:p text:style-name="P25">Idee: Handout, auf dem Standardprobleme erklärt werden: Funkmikro anschalten, anschließen, Anlage einschalten, Laptop anschließen →<text:span text:style-name="T6"> Nee, doch nicht, das Blatt kommt direkt ans Pult im PSH</text:span></text:p>
          <text:list>
            <text:list-item>
              <text:p text:style-name="P26">Schemabild mit Pult, Musikern, Instrumenten usw., so dass man sieht, was man an Kabeln, DI-Boxen usw braucht</text:p>
            </text:list-item>
          </text:list>
        </text:list-item>
        <text:list-item>
          <text:p text:style-name="P29">Was wollen wir für den ersten Teil aufbauen?</text:p>
          <text:list>
            <text:list-item>
              <text:p text:style-name="P29">Hausanlage PSH</text:p>
            </text:list-item>
            <text:list-item>
              <text:p text:style-name="P29">Behringerpult von CK</text:p>
            </text:list-item>
            <text:list-item>
              <text:p text:style-name="P29">X32</text:p>
            </text:list-item>
            <text:list-item>
              <text:p text:style-name="P29"><text:soft-page-break/>LAN-Kamera am Boxenstativ</text:p>
            </text:list-item>
            <text:list-item>
              <text:p text:style-name="P30">Gitarre und Laptop zwecks Anschluss ans Pult</text:p>
            </text:list-item>
          </text:list>
        </text:list-item>
      </text:list>
      <text:p text:style-name="P2"/>
      <text:p text:style-name="P2"/>
      <text:p text:style-name="P3">Was brauchen die Techniker von den Musikern?</text:p>
      <text:list xml:id="list2613462364137313033" text:style-name="L2">
        <text:list-item>
          <text:p text:style-name="P14">Wer spielt?</text:p>
        </text:list-item>
        <text:list-item>
          <text:p text:style-name="P14">Welche Instrumente?</text:p>
          <text:list>
            <text:list-item>
              <text:p text:style-name="P14">Akustik-Gitarren: Haben die einen Abnehmer? Und bringen die Musiker selbst Klinkekabel mit? <text:span text:style-name="T2">Ersatzbatterien nicht vergessen!</text:span></text:p>
            </text:list-item>
          </text:list>
        </text:list-item>
        <text:list-item>
          <text:p text:style-name="P23">Wie viele Sänger?</text:p>
        </text:list-item>
        <text:list-item>
          <text:p text:style-name="P23">Wann und wo trifft man sich zum Aufbau? =&gt; Genügend Zeit für Aufbau von Instrumenten UND Mikros plus Soundcheck einplanen, der Soundcheck ist nicht der richtige Platz für eine Probe!</text:p>
        </text:list-item>
      </text:list>
      <text:p text:style-name="P24"/>
      <text:p text:style-name="P24"/>
      <text:p text:style-name="P8">Nachmittagsprogramm</text:p>
      <text:list xml:id="list8418691337688849045" text:style-name="L4">
        <text:list-item>
          <text:p text:style-name="P9"><text:span text:style-name="T3">Bands aufbauen, Technik aufbauen</text:span></text:p>
        </text:list-item>
        <text:list-item>
          <text:p text:style-name="P9"><text:span text:style-name="T3">Für die Techniker zum Üben: Mit normalem Monitoring</text:span></text:p>
        </text:list-item>
        <text:list-item>
          <text:p text:style-name="P9"><text:span text:style-name="T3">Für die Musiker zum Üben: Mit In-Ea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Tahoma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Tahoma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7T15:48:00.511387232</meta:creation-date>
    <dc:date>2015-05-17T16:58:52.076822442</dc:date>
    <meta:editing-duration>PT1H10M37S</meta:editing-duration>
    <meta:editing-cycles>30</meta:editing-cycles>
    <meta:generator>LibreOffice/4.3.7.2$Linux_X86_64 LibreOffice_project/430m0$Build-2</meta:generator>
    <meta:document-statistic meta:table-count="0" meta:image-count="0" meta:object-count="0" meta:page-count="2" meta:paragraph-count="46" meta:word-count="352" meta:character-count="2124" meta:non-whitespace-character-count="1853"/>
  </office:meta>
</office:document-meta>
</file>